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4" style:family="graphic" style:parent-style-name="standard">
      <style:graphic-properties draw:marker-end="Arrow" draw:marker-end-width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" draw:marker-end="Arrow" draw:marker-end-width="0.3cm"/>
    </style:style>
    <style:style style:name="gr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6cm" svg:height="2.475cm" draw:transform="rotate (1.5707963267946) translate (0.142cm 4.06cm)">
          <text:p text:style-name="P1">Fonts</text:p>
        </draw:rect>
        <draw:rect draw:style-name="gr2" draw:text-style-name="P1" draw:layer="layout" svg:width="3.96cm" svg:height="0.99cm" draw:transform="rotate (1.5707963267946) translate (2.617cm 4.06cm)">
          <text:p text:style-name="P1">e-categories</text:p>
        </draw:rect>
        <draw:rect draw:style-name="gr2" draw:text-style-name="P1" draw:layer="layout" svg:width="3.96cm" svg:height="0.99cm" draw:transform="rotate (1.5707963267946) translate (3.607cm 4.06cm)">
          <text:p text:style-name="P1">m-categories</text:p>
        </draw:rect>
        <draw:rect draw:style-name="gr1" draw:text-style-name="P1" draw:layer="layout" svg:width="3.96cm" svg:height="2.475cm" draw:transform="rotate (1.5707963267946) translate (4.597cm 4.06cm)">
          <text:p text:style-name="P1">Records</text:p>
        </draw:rect>
        <draw:rect draw:style-name="gr3" draw:text-style-name="P1" draw:layer="layout" svg:width="3.96cm" svg:height="5.206cm" draw:transform="rotate (1.5707963267946) translate (7.072cm 4.06cm)">
          <text:p text:style-name="P1">Strings</text:p>
        </draw:rect>
        <draw:line draw:style-name="gr4" draw:text-style-name="P2" draw:layer="layout" svg:x1="12.278cm" svg:y1="4.555cm" svg:x2="12.278cm" svg:y2="4.06cm">
          <text:p text:style-name="P3"/>
        </draw:line>
        <draw:frame draw:style-name="gr5" draw:text-style-name="P4" draw:layer="layout" svg:width="1.45cm" svg:height="0.725cm" svg:x="0.837cm" svg:y="4.325cm">
          <draw:text-box>
            <text:p text:style-name="P3"><text:span text:style-name="T1">4096</text:span></text:p>
          </draw:text-box>
        </draw:frame>
        <draw:frame draw:style-name="gr5" draw:text-style-name="P4" draw:layer="layout" svg:width="0.976cm" svg:height="0.725cm" svg:x="2.638cm" svg:y="4.326cm">
          <draw:text-box>
            <text:p text:style-name="P3"><text:span text:style-name="T1">32</text:span></text:p>
          </draw:text-box>
        </draw:frame>
        <draw:frame draw:style-name="gr5" draw:text-style-name="P4" draw:layer="layout" svg:width="0.976cm" svg:height="0.725cm" svg:x="3.638cm" svg:y="4.327cm">
          <draw:text-box>
            <text:p text:style-name="P3"><text:span text:style-name="T1">32</text:span></text:p>
          </draw:text-box>
        </draw:frame>
        <draw:frame draw:style-name="gr5" draw:text-style-name="P4" draw:layer="layout" svg:width="2.132cm" svg:height="0.725cm" svg:x="4.838cm" svg:y="4.328cm">
          <draw:text-box>
            <text:p text:style-name="P3"><text:span text:style-name="T1">128 x 18</text:span></text:p>
          </draw:text-box>
        </draw:frame>
        <draw:frame draw:style-name="gr5" draw:text-style-name="P4" draw:layer="layout" svg:width="1.806cm" svg:height="0.725cm" svg:x="8.538cm" svg:y="4.329cm">
          <draw:text-box>
            <text:p text:style-name="P3"><text:span text:style-name="T1">28,284</text:span></text:p>
          </draw:text-box>
        </draw:frame>
        <draw:frame draw:style-name="gr5" draw:text-style-name="P4" draw:layer="layout" svg:width="3.148cm" svg:height="0.725cm" svg:x="10.554cm" svg:y="4.455cm">
          <draw:text-box>
            <text:p text:style-name="P3"><text:span text:style-name="T1">32K boundary</text:span></text:p>
          </draw:text-box>
        </draw:frame>
        <draw:line draw:style-name="gr6" draw:text-style-name="P2" draw:layer="layout" svg:x1="12.278cm" svg:y1="2.18cm" svg:x2="13.507cm" svg:y2="2.18cm">
          <text:p text:style-name="P3"/>
        </draw:line>
        <draw:frame draw:style-name="gr7" draw:text-style-name="P3" draw:layer="layout" svg:width="3.707cm" svg:height="0.963cm" draw:transform="rotate (1.5707963267946) translate (13.502cm 4.06cm)">
          <draw:text-box>
            <text:p text:style-name="P3">Image area</text:p>
          </draw:text-box>
        </draw:frame>
        <draw:frame draw:style-name="gr5" draw:text-style-name="P4" draw:layer="layout" svg:width="0.739cm" svg:height="0.725cm" svg:x="-0.163cm" svg:y="4.326cm">
          <draw:text-box>
            <text:p text:style-name="P3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5.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creator>Pawel Gburzynski</dc:creator>
    <dc:date>2008-10-18T18:23:27</dc:date>
    <meta:editing-cycles>2</meta:editing-cycles>
    <meta:editing-duration>PT20M3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